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7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7:26:38.31</dc:date>
    <dc:creator>Bob Harper</dc:creator>
    <meta:editing-duration>P2DT6H55M42S</meta:editing-duration>
    <meta:editing-cycles>260</meta:editing-cycles>
    <meta:generator>OpenOffice/4.1.1$Win32 OpenOffice.org_project/411m6$Build-9775</meta:generator>
    <meta:document-statistic meta:table-count="18" meta:cell-count="511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